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ula5.3" style:family="table-row">
      <style:table-row-properties style:min-row-height="0.432cm"/>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text-properties fo:color="#000000"/>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Normal_20__28_Web_29_">
      <style:paragraph-properties fo:margin-top="0cm" fo:margin-bottom="0cm">
        <style:tab-stops/>
      </style:paragraph-properties>
      <style:text-properties fo:color="#000000"/>
    </style:style>
    <style:style style:name="P8" style:family="paragraph" style:parent-style-name="Header">
      <style:text-properties fo:color="#000000"/>
    </style:style>
    <style:style style:name="P9" style:family="paragraph" style:parent-style-name="Text_20_body" style:list-style-name="L1">
      <style:paragraph-properties fo:text-align="justify" style:justify-single-word="false"/>
      <style:text-properties fo:color="#000000"/>
    </style:style>
    <style:style style:name="P10" style:family="paragraph" style:parent-style-name="Text_20_body" style:list-style-name="L2">
      <style:paragraph-properties fo:text-align="justify" style:justify-single-word="false"/>
      <style:text-properties fo:color="#000000"/>
    </style:style>
    <style:style style:name="P11" style:family="paragraph" style:parent-style-name="Text_20_body" style:list-style-name="L4">
      <style:paragraph-properties fo:text-align="justify" style:justify-single-word="false"/>
      <style:text-properties fo:color="#000000"/>
    </style:style>
    <style:style style:name="P12" style:family="paragraph" style:parent-style-name="Text_20_body" style:list-style-name="L2">
      <style:paragraph-properties fo:text-align="justify" style:justify-single-word="false"/>
      <style:text-properties fo:color="#000000" fo:font-weight="normal" style:font-weight-asian="normal" style:font-weight-complex="normal"/>
    </style:style>
    <style:style style:name="P13" style:family="paragraph" style:parent-style-name="Text_20_body" style:list-style-name="L4">
      <style:paragraph-properties fo:text-align="justify" style:justify-single-word="false"/>
      <style:text-properties fo:color="#000000" fo:font-weight="normal" style:font-weight-asian="normal" style:font-weight-complex="normal"/>
    </style:style>
    <style:style style:name="P14" style:family="paragraph" style:parent-style-name="Text_20_body" style:list-style-name="L5">
      <style:paragraph-properties fo:text-align="justify" style:justify-single-word="false"/>
      <style:text-properties fo:color="#000000" fo:font-weight="normal" style:font-weight-asian="normal" style:font-weight-complex="normal"/>
    </style:style>
    <style:style style:name="P15" style:family="paragraph" style:parent-style-name="Text_20_body" style:list-style-name="L6">
      <style:paragraph-properties fo:text-align="justify" style:justify-single-word="false"/>
      <style:text-properties fo:color="#000000" fo:font-weight="normal" style:font-weight-asian="normal" style:font-weight-complex="normal"/>
    </style:style>
    <style:style style:name="P16" style:family="paragraph" style:parent-style-name="Text_20_body" style:list-style-name="L3">
      <style:text-properties fo:color="#000000"/>
    </style:style>
    <style:style style:name="P17" style:family="paragraph" style:parent-style-name="Text_20_body" style:list-style-name="L5">
      <style:text-properties fo:color="#000000"/>
    </style:style>
    <style:style style:name="P18" style:family="paragraph" style:parent-style-name="Text_20_body" style:list-style-name="L6">
      <style:text-properties fo:color="#000000"/>
    </style:style>
    <style:style style:name="P19" style:family="paragraph" style:parent-style-name="Text_20_body" style:list-style-name="L6">
      <style:text-properties fo:color="#0000ff"/>
    </style:style>
    <style:style style:name="P20" style:family="paragraph" style:parent-style-name="Text_20_body" style:list-style-name="L6">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margin-left="0cm" fo:margin-right="1.199cm" fo:text-align="justify" style:justify-single-word="false" fo:text-indent="0cm" style:auto-text-indent="false" style:text-autospace="none"/>
      <style:text-properties fo:color="#000000"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22" style:family="paragraph" style:parent-style-name="Heading_20_2">
      <style:paragraph-properties fo:break-before="page"/>
    </style:style>
    <style:style style:name="P23" style:family="paragraph" style:parent-style-name="Heading_20_3">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ff"/>
    </style:style>
    <style:style style:name="T6" style:family="text">
      <style:text-properties fo:color="#000000"/>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8">Dissenys</text:p>
      <text:p text:style-name="P7"/>
      <text:p text:style-name="P2">Els diagrames estan fets amb el programa DIA o amb UMLet. El diagrama de la base de dades està fet amb phpmyadmin i l'hem posat en un pdf. S'han afegit molts dissenys, per això hem reestructurat els directoris en <text:s/>dissenys Generals, dissenys del Servidor, dissenys del Client Web i dissenys del Client Mòbil.</text:p>
      <text:h text:style-name="P23" text:outline-level="3">Dissenys Generals</text:h>
      <text:list xml:id="list35371132" text:style-name="L1">
        <text:list-item>
          <text:p text:style-name="P9"><text:span text:style-name="T1">Esquema del mapa web: </text:span><text:span text:style-name="T2">Esquema <text:s/>amb amb les pàgines que formen les diferents aplicacions del nostre projecte. </text:span><text:span text:style-name="T2">S'han revisat la organització respecte als dissenys preliminars.</text:span></text:p>
        </text:list-item>
        <text:list-item>
          <text:p text:style-name="P9"><text:span text:style-name="T1">Disseny de la base de dades</text:span><text:span text:style-name="T2">: Per una banda tenim les taules exclusives del portal web. </text:span><text:span text:style-name="T2">S'han revisat alguns camps que hem trobat innecessaris</text:span><text:span text:style-name="T2">:</text:span></text:p>
        </text:list-item>
      </text:list>
      <text:list xml:id="list35354757" text:style-name="L2">
        <text:list-item>
          <text:list>
            <text:list-item>
              <text:p text:style-name="P10"><text:span text:style-name="T3">Posts</text:span><text:span text:style-name="T2">: Guardarà els diferents missatges del blog. Aquests tenen un títol, un cos, una data, un camp on guardar l'usuari que ha escrit la notícia i una versió de la direcció en format “seo-friendly”, és a dir, per l'entrada 1 de títol “Estrenem web”, en comptes d'accedir a través de la direcció xinxat.com/posts/1 la url serà semblant a xinxat.com/posts/estrenem-web.</text:span></text:p>
            </text:list-item>
            <text:list-item>
              <text:p text:style-name="P10"><text:span text:style-name="T3">Categories</text:span><text:span text:style-name="T2">: Guardarà el nom de les diferents categories on poden estar classificades les entrades del blog.</text:span></text:p>
            </text:list-item>
            <text:list-item>
              <text:p text:style-name="P10"><text:span text:style-name="T3">Post_categories</text:span><text:span text:style-name="T2">: Cada entrada podrà tenir diferents categories, en aquesta taula les guardarem individualment a través de l'identificador de la entrada i de categoria.</text:span></text:p>
            </text:list-item>
            <text:list-item>
              <text:p text:style-name="P10"><text:span text:style-name="T3">Comments</text:span><text:span text:style-name="T2">: En aquesta taula es guardaran els comentaris que facin referència a cada entrada. Es guardaran l' identificador de l'usuari que ha escrit, l'identificador de la entrada, el comentari i la data en que aquest s'ha fet.</text:span></text:p>
            </text:list-item>
          </text:list>
          <text:p text:style-name="P12">Després tenim les taules que formen part de l'aplicació general:</text:p>
          <text:list text:continue-numbering="true">
            <text:list-item>
              <text:p text:style-name="P10"><text:span text:style-name="T3">Users</text:span><text:span text:style-name="T2">: Guardarem molta informació de l'usuari. El seu pseudònim, la seva clau en md5 i saltejada, nom real, cognom real, data de l'última vegada que s'ha connectat, data de l'últim moment que s'ha vist online (això ho necessitem per saber quan un usuari està online en una sala), la seva IP (de quan s'ha connectat), el seu aniversari, el seu email, un rol que significarà si és usuari normal o administrador de la web. </text:span><text:span text:style-name="T2">S'ha esborrat el camp “token_oauth” i s'han creat dos de nous per guardar la informació oauth real: oauth_provider i oauth_id, que guardaran la xarxa social i la id de l'usuari que ens proporcionen les apis socials</text:span><text:span text:style-name="T2">.</text:span></text:p>
            </text:list-item>
            <text:list-item>
              <text:p text:style-name="P10"><text:span text:style-name="T3">Rooms</text:span><text:span text:style-name="T2">: Sales/habitacions on els usuaris es connectaran i es trobaran. Tenen un nom i una descripció. Potser creem un camp Topic per donar un missatge de sala, però això encara no ho hem decidit.</text:span></text:p>
            </text:list-item>
            <text:list-item>
              <text:p text:style-name="P10"><text:span text:style-name="T3">Access</text:span><text:span text:style-name="T2">: Cada usuari tindrà accés a les sales només si l'administrador l'ha afegit a aquesta taula.</text:span></text:p>
            </text:list-item>
          </text:list>
        </text:list-item>
      </text:list>
      <text:list xml:id="list35369929" text:style-name="L3">
        <text:list-item>
          <text:p text:style-name="P16"><text:soft-page-break/><text:span text:style-name="T1">Comunicacions del projecte</text:span><text:span text:style-name="T2">: és un diagrama adjunt al document </text:span><text:span text:style-name="T4">disseny_de_la comunicació</text:span><text:span text:style-name="T8"> </text:span><text:span text:style-name="T2">que tracta extensament totes les comunicacions que es donen al projecte.</text:span></text:p>
        </text:list-item>
        <text:list-item>
          <text:p text:style-name="P16"><text:span text:style-name="T1">Disseny del portal web</text:span><text:span text:style-name="T2">: Només hem fet una pantalla amb un logotip, el menú, el contingut i un peu, lo típic </text:span><text:span text:style-name="T2">d'una pàgina d'aquestes característiques. La mostra és de la secció Blog. A la pràctica, quan es navegui només anirà canviant la secció de contingut. </text:span><text:span text:style-name="T2">Al final vam decidir integrar el client web dins del portal web (extenent el framework).</text:span></text:p>
        </text:list-item>
      </text:list>
      <text:h text:style-name="P23" text:outline-level="3">Dissenys Servidor</text:h>
      <text:list xml:id="list35363355" text:style-name="L4">
        <text:list-item>
          <text:p text:style-name="P11"><text:span text:style-name="T1">Diagrama de classes:</text:span><text:span text:style-name="T1"> </text:span><text:span text:style-name="T2">S'ha creat el diagrama de classes del servidor.</text:span></text:p>
        </text:list-item>
        <text:list-item>
          <text:p text:style-name="P11"><text:span text:style-name="T1">Diagrames d'activitat</text:span><text:span text:style-name="T2">: Trobem bàsicament 4 algoritmes bàsics en el nostre projecte:</text:span></text:p>
          <text:list>
            <text:list-item>
              <text:p text:style-name="P13"><text:span text:style-name="T1">Xat</text:span>: Aquí es mostra el procés des de que un usuari entra al client fins que surt i totes les opcions amb les que es troba.</text:p>
            </text:list-item>
            <text:list-item>
              <text:p text:style-name="P13"><text:span text:style-name="T1">Enviar</text:span>: És un diagrama que mostra el procés que passa quan un usuari envia un missatge i què fa el servidor quan el rep. </text:p>
            </text:list-item>
            <text:list-item>
              <text:p text:style-name="P13"><text:span text:style-name="T1">Rebre</text:span>: Mostra l'algoritme pel qual el client rebrà els missatges.</text:p>
            </text:list-item>
            <text:list-item>
              <text:p text:style-name="P13"><text:span text:style-name="T1">Altres</text:span>: El diagrama mostra les diferents accions que l'usuari pot fer sobre el servidor.</text:p>
            </text:list-item>
          </text:list>
        </text:list-item>
      </text:list>
      <text:h text:style-name="P23" text:outline-level="3">Dissenys Client web</text:h>
      <text:list xml:id="list35373129" text:style-name="L5">
        <text:list-item>
          <text:p text:style-name="P17"><text:span text:style-name="T7">Diagrama de classes</text:span><text:span text:style-name="T1">:</text:span> Diagrama de les classes explícites del client web (no les del framework):</text:p>
          <text:list>
            <text:list-item>
              <text:p text:style-name="P17"><text:span text:style-name="T1">Users</text:span>: inclou variables d'usuari i tots els mètodes per relacionar-se amb la base de dades.</text:p>
            </text:list-item>
            <text:list-item>
              <text:p text:style-name="P17"><text:span text:style-name="T1">Login</text:span>: és una extensió de la classe users que implementa mètodes de login sobre la sessió de la pàgina web.</text:p>
            </text:list-item>
            <text:list-item>
              <text:p text:style-name="P17"><text:span text:style-name="T1">Oauth</text:span>: és una extensió de la classe login que a més implementa els mètodes especials de login social i mètodes adjunts.</text:p>
            </text:list-item>
            <text:list-item>
              <text:p text:style-name="P17"><text:span text:style-name="T1">Chat</text:span>: inclou tots els mètodes necessaris per gestionar les sales i usuaris del xat i també els mètodes del client web tals com ara enviar missatges, comandes, llegir la pila, o els d'actualització remota del servidor.</text:p>
            </text:list-item>
          </text:list>
        </text:list-item>
        <text:list-item>
          <text:p text:style-name="P17"><text:span text:style-name="T1">Diagrama d'activitats:</text:span> Inclou un diagrama d'activitats que mostra el funcionament dels logins. Poden ser normal o en xarxes socials mitjançant les APIs socials que implementen el protocol oauth.</text:p>
        </text:list-item>
        <text:list-item>
          <text:p text:style-name="P17"><text:span text:style-name="T1">Disseny de les interfícies</text:span><text:span text:style-name="T2">: Tenim el disseny conceptual de 6 vistes diferents que formen l'aplicació del client web. Són dissenys que només serveixen per tenir una idea general dels components gràfics que formaran part de cada secció:</text:span></text:p>
          <text:list>
            <text:list-item>
              <text:p text:style-name="P14">Pantalla de identificació del client: amb un formulari típic i un enllaç de registre. S'ha revisat per <text:soft-page-break/>mostrar els logins socials.</text:p>
            </text:list-item>
            <text:list-item>
              <text:p text:style-name="P14">Pantalla de registre del client que de moment portarà a una vinculació de dades amb facebook o twitter utilitzant oauth.</text:p>
            </text:list-item>
            <text:list-item>
              <text:p text:style-name="P14">Pantalla de sala: on l'usuari escollirà la sala en que vol entrar.</text:p>
            </text:list-item>
            <text:list-item>
              <text:p text:style-name="P14">Pantalla de xat: formada per diferents parts serà el cos real del client. A la pràctica seran diverses capes ben estructurades que s'actualitzaran de forma asíncrona. A la part esquerra tindrem el visor de text i a la dreta el visor d'usuaris. Abaix un petit form per enviar el missatge de forma asíncrona. Queda pendent saber exactament on posicionarem el menú d'usuari, de moment estarà a la dreta abaix del visor d'usuaris.</text:p>
            </text:list-item>
            <text:list-item>
              <text:p text:style-name="P14">Pantalla de xat privat: mostra com es fa una conversació privada en un quadre flotant a sobre del xat general. Per fer-ho s'ha de seleccionar l'usuari al roster i enviar un privat a través del botó.</text:p>
            </text:list-item>
            <text:list-item>
              <text:p text:style-name="P14">Pantalla del panell/perfil de client: mostrarà un formulari per editar dades del perfil d'usuari. Possiblement farem que surti un perfil públic d'un usuari si el que visita aquesta pàgina no es l'usuari en concret, és a dir, si estàs identificat com a “pepito” i entres al perfil del “joanet”, en comptes de veure el formulari veuràs les seves dades públiques.</text:p>
            </text:list-item>
            <text:list-item>
              <text:p text:style-name="P14">Pantalla del panell d'administració: només en el cas que l'usuari tingui el rol d'administrador d'una o més sales tindràs accés a aquesta secció on es podran gestionar les sales o els clients sobre el quals pot operar.</text:p>
            </text:list-item>
          </text:list>
        </text:list-item>
      </text:list>
      <text:h text:style-name="P23" text:outline-level="3">Dissenys Client mòbil</text:h>
      <text:list xml:id="list35364357" text:style-name="L6">
        <text:list-item>
          <text:p text:style-name="P18"><text:span text:style-name="T7">Diagrama de classes</text:span><text:span text:style-name="T1">:</text:span> Trobem bàsicament les classes que formen el client mòbil:</text:p>
          <text:list>
            <text:list-item>
              <text:p text:style-name="P18"><text:span text:style-name="T1">Login</text:span>: Amb els mètodes necessàries per fer un login contra la API.</text:p>
            </text:list-item>
            <text:list-item>
              <text:p text:style-name="P19"><text:span text:style-name="T1">DBAdapter:</text:span> Conte totes les funcions per interactuar amb la Base de Dades interna de l'aplicació, recordar usuaris i contrasenyes i emmagatzemar el historial.</text:p>
            </text:list-item>
            <text:list-item>
              <text:p text:style-name="P18"><text:span text:style-name="T1">Roster</text:span>: Classe necessària per monitoritzar usuaris i sales que hi ha al servidor en temps real.</text:p>
            </text:list-item>
            <text:list-item>
              <text:p text:style-name="P18"><text:span text:style-name="T1">XMLParser</text:span>: Classe necessària per convertir els missatges en format XML a objectes presence, room i message. Retorna llistes d'aquests tipus:</text:p>
              <text:list>
                <text:list-item>
                  <text:p text:style-name="P18"><text:span text:style-name="T1">Presence</text:span>: Classe que conté tots els camps i mètodes per monitoritzar usuaris.</text:p>
                </text:list-item>
                <text:list-item>
                  <text:p text:style-name="P18"><text:span text:style-name="T1">Room</text:span>: Classe que conté els camps de les sales que s'utilitzen al client mòbil.</text:p>
                </text:list-item>
                <text:list-item>
                  <text:p text:style-name="P18"><text:span text:style-name="T1">Message</text:span>: Classe que conté tots els camps i mètodes d'un missatge.</text:p>
                </text:list-item>
              </text:list>
            </text:list-item>
          </text:list>
        </text:list-item>
        <text:list-item>
          <text:p text:style-name="P18"><text:span text:style-name="T1">Disseny de les interfícies</text:span><text:span text:style-name="T2">: </text:span><text:span text:style-name="T2">A</text:span><text:span text:style-name="T2">quest client és una versió molt simplificada del client web.</text:span></text:p>
          <text:list>
            <text:list-item>
              <text:p text:style-name="P15">Pantalla de login: amb un petit formulari amb usuari i contrasenya <text:span text:style-name="T5">i checkbutton per recordar el nom d'usuari i contrasenya.</text:span></text:p>
            </text:list-item>
            <text:list-item>
              <text:p text:style-name="P15"><text:soft-page-break/>Pantalla de sales: Serà molt senzilla, amb només un combobox on seleccionar una sala.</text:p>
            </text:list-item>
            <text:list-item>
              <text:p text:style-name="P20"><text:span text:style-name="T6">Pantalla de xat: Aquí es mostra una vista d</text:span>e com quedarà més o menys el nostre xat després d'haver entrat a una sala.<text:span text:style-name="T5"> També s'observarà el historial de missatges del xat, el qual es podrà borar amb la comanda: “/clean”</text:span></text:p>
              <text:p text:style-name="P20"/>
            </text:list-item>
          </text:list>
        </text:list-item>
      </text:list>
      <text:h text:style-name="P22"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10-12">
            <text:p text:style-name="P6">12/10/11</text:p>
          </table:table-cell>
          <table:table-cell table:style-name="Taula5.B2" office:value-type="string">
            <text:p text:style-name="P6">Héctor Costa</text:p>
          </table:table-cell>
          <table:table-cell table:style-name="Taula5.C2" office:value-type="string">
            <text:p text:style-name="P4">Edició Inicial</text:p>
          </table:table-cell>
        </table:table-row>
        <table:table-row table:style-name="Taula5.3">
          <table:table-cell table:style-name="Taula5.A2" office:value-type="date" office:date-value="2011-11-08">
            <text:p text:style-name="P6">08/11/11</text:p>
          </table:table-cell>
          <table:table-cell table:style-name="Taula5.B2" office:value-type="string">
            <text:p text:style-name="P6">Héctor Costa</text:p>
          </table:table-cell>
          <table:table-cell table:style-name="Taula5.C2" office:value-type="string">
            <text:p text:style-name="P4">Segona edició.</text:p>
          </table:table-cell>
        </table:table-row>
        <table:table-row>
          <table:table-cell table:style-name="Taula5.A2" office:value-type="date" office:date-value="2011-12-18">
            <text:p text:style-name="P4">18/12/11</text:p>
          </table:table-cell>
          <table:table-cell table:style-name="Taula5.B2" office:value-type="string">
            <text:p text:style-name="P5">Isaac Gangolells</text:p>
          </table:table-cell>
          <table:table-cell table:style-name="Taula5.C2" office:value-type="string">
            <text:p text:style-name="P4">Edició Client Androi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Disseny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15:26:02.24</dc:date>
    <meta:editing-duration>PT6H46M34S</meta:editing-duration>
    <meta:editing-cycles>111</meta:editing-cycles>
    <meta:generator>OpenOffice.org/3.3$Win32 OpenOffice.org_project/330m20$Build-9567</meta:generator>
    <meta:document-statistic meta:table-count="1" meta:image-count="0" meta:object-count="0" meta:page-count="5" meta:paragraph-count="64" meta:word-count="1311" meta:character-count="7693"/>
  </office:meta>
</office:document-meta>
</file>